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orphans="2" fo:widows="2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orphans="2" fo:widows="2" fo:text-indent="0in" style:auto-text-indent="false"/>
      <style:text-properties style:font-name="Arial" fo:font-size="12pt" fo:font-weight="normal" officeooo:paragraph-rsid="0002c891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orphans="2" fo:widows="2" fo:text-indent="0in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line-height="15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02c891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Rubik" fo:font-size="13.5pt" fo:letter-spacing="normal" fo:font-style="normal"/>
    </style:style>
    <style:style style:name="T2" style:family="text">
      <style:text-properties fo:font-variant="normal" fo:text-transform="none" fo:color="#000000" loext:opacity="100%" style:font-name="Rubik" fo:font-size="13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Rubik" fo:font-size="13.5pt" fo:letter-spacing="normal" fo:font-style="normal" fo:font-weight="normal" officeooo:rsid="0002c891"/>
    </style:style>
    <style:style style:name="T4" style:family="text">
      <style:text-properties fo:font-variant="normal" fo:text-transform="none" fo:color="#000000" loext:opacity="100%" style:font-name="Rubik" fo:font-size="13.5pt" fo:letter-spacing="normal" fo:font-style="normal" officeooo:rsid="0002c891"/>
    </style:style>
    <style:style style:name="T5" style:family="text">
      <style:text-properties fo:font-variant="normal" fo:text-transform="none" fo:color="#000000" loext:opacity="100%" style:font-name="Rubik" fo:font-size="13.5pt" fo:letter-spacing="normal" fo:font-style="normal" fo:font-weight="bold" officeooo:rsid="0002c891"/>
    </style:style>
    <style:style style:name="T6" style:family="text">
      <style:text-properties fo:font-variant="normal" fo:text-transform="none" fo:color="#000000" loext:opacity="100%" fo:font-size="13.5pt" fo:letter-spacing="normal" fo:font-style="normal"/>
    </style:style>
    <style:style style:name="T7" style:family="text">
      <style:text-properties fo:font-variant="normal" fo:text-transform="none" fo:color="#000000" loext:opacity="100%" fo:font-size="13.5pt" fo:letter-spacing="normal" fo:font-style="normal" officeooo:rsid="0002c891"/>
    </style:style>
    <style:style style:name="T8" style:family="text">
      <style:text-properties fo:font-variant="normal" fo:text-transform="none" fo:color="#000000" loext:opacity="100%" fo:letter-spacing="normal" fo:font-style="normal"/>
    </style:style>
    <style:style style:name="T9" style:family="text">
      <style:text-properties fo:font-variant="normal" fo:text-transform="none" fo:color="#000000" loext:opacity="100%" fo:letter-spacing="normal" fo:font-style="normal" officeooo:rsid="0002c891"/>
    </style:style>
    <style:style style:name="T10" style:family="text">
      <style:text-properties officeooo:rsid="0002c891"/>
    </style:style>
    <style:style style:name="T11" style:family="text">
      <style:text-properties fo:font-weight="bold"/>
    </style:style>
    <style:style style:name="T12" style:family="text">
      <style:text-properties fo:font-weight="bold" officeooo:rsid="0002c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Seaborn</text:span> </text:p>
      <text:p text:style-name="P2"/>
      <text:p text:style-name="P2"><text:span text:style-name="T9">E</text:span><text:span text:style-name="T8">s una herramienta</text:span> <text:span text:style-name="T10">de visualizacion de datos </text:span><text:span text:style-name="T8">que permite transformar los datos en gráficos y diagramas </text:span><text:span text:style-name="T9">facilitando la <text:s/>comprensión de los mismos, es una biblioteca para crear gráficos estadísticos en Python. Está basada en Matplotlib, y se integra con las estructuras de Pandas. </text:span></text:p>
      <text:p text:style-name="P2"><text:span text:style-name="T9"/></text:p>
      <text:p text:style-name="P3"><text:span text:style-name="T9">Seaborn proporciona diferentes estilos y paletas de colores predeterminados para crear gráficos más atractivos. Los distintos tipos de visualizaciones ayudan a resaltar las relaciones entre los datos, ofrece varias ventajas importantes:</text:span></text:p>
      <text:p text:style-name="P3"><text:span text:style-name="T9">-Ofrece distintos tipos de visualizaciones. </text:span></text:p>
      <text:p text:style-name="P3"><text:span text:style-name="T9">-Tiene una sintaxis reducida y temas predeterminados muy atractivos.</text:span></text:p>
      <text:p text:style-name="P5">-Es una herramienta ideal para la visualización estadística. Se utiliza para resumir datos en visualizaciones y distribución de datos.</text:p>
      <text:p text:style-name="P2"><text:span text:style-name="T9"/></text:p>
      <text:p text:style-name="P6"><text:span text:style-name="T10">Matplotlib y Seaborn son las dos herramientas más populares de Python para la visualizacion de datos. </text:span></text:p>
      <text:p text:style-name="P5">Matplotlib se utiliza principalmente para trazados gráficos básicos, mientras que Seaborn ofrece muchos temas predeterminados y una amplia variedad de esquemas para la visualización estadística.</text:p>
      <text:p text:style-name="P5">Seaborn automatiza la creación de figuras múltiples. <text:s/>aunque puede acarrear problemas con el uso de memoria. Otra ventaja de Seaborn es la estrecha integración con Pandas y sus Data Frames, aunque Matplotlib también está integrado con Pandas y NumPy.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7:42:21.361000000</meta:creation-date>
    <dc:date>2023-08-15T17:51:54.431000000</dc:date>
    <meta:editing-duration>PT9M33S</meta:editing-duration>
    <meta:editing-cycles>1</meta:editing-cycles>
    <meta:document-statistic meta:table-count="0" meta:image-count="0" meta:object-count="0" meta:page-count="1" meta:paragraph-count="9" meta:word-count="188" meta:character-count="1315" meta:non-whitespace-character-count="1130"/>
    <meta:generator>LibreOffice/7.5.2.2$Windows_X86_64 LibreOffice_project/53bb9681a964705cf672590721dbc85eb4d0c3a2</meta:generator>
  </office:meta>
</office:document-meta>
</file>